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47in"/>
    </style:style>
    <style:style style:name="co3" style:family="table-column">
      <style:table-column-properties fo:break-before="auto" style:column-width="2.187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779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Position (inch)</text:p>
          </table:table-cell>
          <table:table-cell office:value-type="string">
            <text:p>Orientation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BAR</text:p>
          </table:table-cell>
          <table:table-cell office:value-type="string">
            <text:p>POWER_JACKPTH</text:p>
          </table:table-cell>
          <table:table-cell office:value-type="string">
            <text:p>POWER_JACK_PTH</text:p>
          </table:table-cell>
          <table:table-cell office:value-type="string">
            <text:p>(-0.105 0.5)</text:p>
          </table:table-cell>
          <table:table-cell office:value-type="string">
            <text:p>R270</text:p>
          </table:table-cell>
          <table:table-cell office:value-type="string">
            <text:p>Digikey</text:p>
          </table:table-cell>
          <table:table-cell office:value-type="string">
            <text:p>CP-002A-ND </text:p>
          </table:table-cell>
          <table:table-cell/>
        </table:table-row>
        <table:table-row table:style-name="ro2">
          <table:table-cell office:value-type="string">
            <text:p>BUT</text:p>
          </table:table-cell>
          <table:table-cell/>
          <table:table-cell office:value-type="string">
            <text:p>PUSHBUTTON-KMR241GLFS</text:p>
          </table:table-cell>
          <table:table-cell office:value-type="string">
            <text:p>(1.79 1.59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401-1426-1-ND </text:p>
          </table:table-cell>
          <table:table-cell/>
        </table:table-row>
        <table:table-row table:style-name="ro2">
          <table:table-cell office:value-type="string">
            <text:p>C1</text:p>
          </table:table-cell>
          <table:table-cell office:value-type="string">
            <text:p>18pF</text:p>
          </table:table-cell>
          <table:table-cell office:value-type="string">
            <text:p>C0402</text:p>
          </table:table-cell>
          <table:table-cell office:value-type="string">
            <text:p>(1.08 0.433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587-1950-1-ND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18pF</text:p>
          </table:table-cell>
          <table:table-cell office:value-type="string">
            <text:p>C0402</text:p>
          </table:table-cell>
          <table:table-cell office:value-type="string">
            <text:p>(1.27 0.31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587-1950-1-ND</text:p>
          </table:table-cell>
          <table:table-cell/>
        </table:table-row>
        <table:table-row table:style-name="ro2">
          <table:table-cell office:value-type="string">
            <text:p>C3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0.06 1.85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4</text:p>
          </table:table-cell>
          <table:table-cell office:value-type="string">
            <text:p>47uF</text:p>
          </table:table-cell>
          <table:table-cell office:value-type="string">
            <text:p>UD-4X5,8_NICHICON</text:p>
          </table:table-cell>
          <table:table-cell office:value-type="string">
            <text:p>(0.89 0.49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4" office:value-type="string">
            <text:p>565-2056-1-ND 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1.43 0.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1.565 0.93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1.068 1.106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1.025 0.58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9</text:p>
          </table:table-cell>
          <table:table-cell office:value-type="string">
            <text:p>47pF</text:p>
          </table:table-cell>
          <table:table-cell office:value-type="string">
            <text:p>C0402</text:p>
          </table:table-cell>
          <table:table-cell office:value-type="string">
            <text:p>(0.432 1.11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4" office:value-type="string">
            <text:p>399-1019-1-ND</text:p>
          </table:table-cell>
          <table:table-cell/>
        </table:table-row>
        <table:table-row table:style-name="ro2">
          <table:table-cell office:value-type="string">
            <text:p>C10</text:p>
          </table:table-cell>
          <table:table-cell office:value-type="string">
            <text:p>47pF</text:p>
          </table:table-cell>
          <table:table-cell office:value-type="string">
            <text:p>C0402</text:p>
          </table:table-cell>
          <table:table-cell office:value-type="string">
            <text:p>(0.432 0.96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4" office:value-type="string">
            <text:p>399-1019-1-ND</text:p>
          </table:table-cell>
          <table:table-cell/>
        </table:table-row>
        <table:table-row table:style-name="ro2">
          <table:table-cell office:value-type="string">
            <text:p>C11</text:p>
          </table:table-cell>
          <table:table-cell office:value-type="string">
            <text:p>1.0uF</text:p>
          </table:table-cell>
          <table:table-cell office:value-type="string">
            <text:p>C0402</text:p>
          </table:table-cell>
          <table:table-cell office:value-type="string">
            <text:p>(0.5 1.4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3" office:value-type="string">
            <text:p>399-4873-1-ND</text:p>
          </table:table-cell>
          <table:table-cell/>
        </table:table-row>
        <table:table-row table:style-name="ro2">
          <table:table-cell office:value-type="string">
            <text:p>C12</text:p>
          </table:table-cell>
          <table:table-cell office:value-type="string">
            <text:p>47uF</text:p>
          </table:table-cell>
          <table:table-cell office:value-type="string">
            <text:p>UD-4X5,8_NICHICON</text:p>
          </table:table-cell>
          <table:table-cell office:value-type="string">
            <text:p>(0.65 0.49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3" office:value-type="string">
            <text:p>PCE3309CT-ND</text:p>
          </table:table-cell>
          <table:table-cell/>
        </table:table-row>
        <table:table-row table:style-name="ro2">
          <table:table-cell office:value-type="string">
            <text:p>C13</text:p>
          </table:table-cell>
          <table:table-cell office:value-type="string">
            <text:p>47uF</text:p>
          </table:table-cell>
          <table:table-cell office:value-type="string">
            <text:p>UD-4X5,8_NICHICON</text:p>
          </table:table-cell>
          <table:table-cell office:value-type="string">
            <text:p>(0.89 0.3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table:style-name="ce5" office:value-type="string">
            <text:p>PCE3309CT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Blue</text:p>
          </table:table-cell>
          <table:table-cell office:value-type="string">
            <text:p>LED-0603</text:p>
          </table:table-cell>
          <table:table-cell office:value-type="string">
            <text:p>(0.6 1.66)</text:p>
          </table:table-cell>
          <table:table-cell office:value-type="string">
            <text:p>R270</text:p>
          </table:table-cell>
          <table:table-cell office:value-type="string">
            <text:p>Digikey</text:p>
          </table:table-cell>
          <table:table-cell office:value-type="string">
            <text:p>P13484CT-ND 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/>
          <table:table-cell office:value-type="string">
            <text:p>SOD323-W</text:p>
          </table:table-cell>
          <table:table-cell office:value-type="string">
            <text:p>(0.22 0.72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568-4124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LED-0603</text:p>
          </table:table-cell>
          <table:table-cell office:value-type="string">
            <text:p>(0.695 1.515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P11486CT-ND 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Green</text:p>
          </table:table-cell>
          <table:table-cell office:value-type="string">
            <text:p>LED-0603</text:p>
          </table:table-cell>
          <table:table-cell office:value-type="string">
            <text:p>(0.695 1.565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P11480CT-ND </text:p>
          </table:table-cell>
          <table:table-cell/>
        </table:table-row>
        <table:table-row table:style-name="ro2">
          <table:table-cell office:value-type="string">
            <text:p>EXT</text:p>
          </table:table-cell>
          <table:table-cell/>
          <table:table-cell office:value-type="string">
            <text:p>MA09-2</text:p>
          </table:table-cell>
          <table:table-cell office:value-type="string">
            <text:p>(1.9 0.85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S7112-ND </text:p>
          </table:table-cell>
          <table:table-cell/>
        </table:table-row>
        <table:table-row table:style-name="ro2">
          <table:table-cell office:value-type="string">
            <text:p>IC1</text:p>
          </table:table-cell>
          <table:table-cell office:value-type="string">
            <text:p>BQ24010DRCA</text:p>
          </table:table-cell>
          <table:table-cell office:value-type="string">
            <text:p>PSON10-V2</text:p>
          </table:table-cell>
          <table:table-cell office:value-type="string">
            <text:p>(0.14 1.75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296-13714-1-ND </text:p>
          </table:table-cell>
          <table:table-cell/>
        </table:table-row>
        <table:table-row table:style-name="ro2">
          <table:table-cell office:value-type="string">
            <text:p>IC2</text:p>
          </table:table-cell>
          <table:table-cell office:value-type="string">
            <text:p>MCP1700T</text:p>
          </table:table-cell>
          <table:table-cell office:value-type="string">
            <text:p>SOT23</text:p>
          </table:table-cell>
          <table:table-cell office:value-type="string">
            <text:p>(0.54 0.3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6" office:value-type="string">
            <text:p>MCP1700T3302ETTCT-ND</text:p>
          </table:table-cell>
          <table:table-cell table:style-name="ce7"/>
        </table:table-row>
        <table:table-row table:style-name="ro2">
          <table:table-cell office:value-type="string">
            <text:p>IC3</text:p>
          </table:table-cell>
          <table:table-cell office:value-type="string">
            <text:p>MCP1700T</text:p>
          </table:table-cell>
          <table:table-cell office:value-type="string">
            <text:p>SOT23</text:p>
          </table:table-cell>
          <table:table-cell office:value-type="string">
            <text:p>(0.71 0.3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table:style-name="ce6" office:value-type="string">
            <text:p>MCP1700T3302ETTCT-ND</text:p>
          </table:table-cell>
          <table:table-cell table:style-name="ce7"/>
        </table:table-row>
        <table:table-row table:style-name="ro2">
          <table:table-cell office:value-type="string">
            <text:p>J1-A</text:p>
          </table:table-cell>
          <table:table-cell/>
          <table:table-cell office:value-type="string">
            <text:p>1X08</text:p>
          </table:table-cell>
          <table:table-cell office:value-type="string">
            <text:p>(1.85 2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S7006-ND </text:p>
          </table:table-cell>
          <table:table-cell/>
        </table:table-row>
        <table:table-row table:style-name="ro2">
          <table:table-cell table:style-name="ce1" office:value-type="string">
            <text:p>J1-B</text:p>
          </table:table-cell>
          <table:table-cell table:style-name="ce1"/>
          <table:table-cell table:style-name="ce1" office:value-type="string">
            <text:p>1X08-SQUARE</text:p>
          </table:table-cell>
          <table:table-cell table:style-name="ce1" office:value-type="string">
            <text:p>(1.5 1.9)</text:p>
          </table:table-cell>
          <table:table-cell table:style-name="ce1" office:value-type="string">
            <text:p>R180</text:p>
          </table:table-cell>
          <table:table-cell table:style-name="ce1" office:value-type="string">
            <text:p>Digikey</text:p>
          </table:table-cell>
          <table:table-cell table:style-name="ce1"/>
          <table:table-cell/>
        </table:table-row>
        <table:table-row table:style-name="ro2">
          <table:table-cell office:value-type="string">
            <text:p>J2</text:p>
          </table:table-cell>
          <table:table-cell/>
          <table:table-cell office:value-type="string">
            <text:p>1X06</text:p>
          </table:table-cell>
          <table:table-cell office:value-type="string">
            <text:p>(1.35 0.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S7004-ND </text:p>
          </table:table-cell>
          <table:table-cell/>
        </table:table-row>
        <table:table-row table:style-name="ro2">
          <table:table-cell office:value-type="string">
            <text:p>J3-A</text:p>
          </table:table-cell>
          <table:table-cell/>
          <table:table-cell office:value-type="string">
            <text:p>1X08</text:p>
          </table:table-cell>
          <table:table-cell office:value-type="string">
            <text:p>(0.985 2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S7006-ND </text:p>
          </table:table-cell>
          <table:table-cell/>
        </table:table-row>
        <table:table-row table:style-name="ro2">
          <table:table-cell table:style-name="ce1" office:value-type="string">
            <text:p>J3-B</text:p>
          </table:table-cell>
          <table:table-cell table:style-name="ce1"/>
          <table:table-cell table:style-name="ce1" office:value-type="string">
            <text:p>1X08-SQUARE</text:p>
          </table:table-cell>
          <table:table-cell table:style-name="ce1" office:value-type="string">
            <text:p>(0.6 1.9)</text:p>
          </table:table-cell>
          <table:table-cell table:style-name="ce1" office:value-type="string">
            <text:p>R180</text:p>
          </table:table-cell>
          <table:table-cell table:style-name="ce1" office:value-type="string">
            <text:p>Digikey</text:p>
          </table:table-cell>
          <table:table-cell table:style-name="ce1"/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POWER</text:p>
          </table:table-cell>
          <table:table-cell office:value-type="string">
            <text:p>1X06</text:p>
          </table:table-cell>
          <table:table-cell office:value-type="string">
            <text:p>(0.65 0.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S7004-ND </text:p>
          </table:table-cell>
          <table:table-cell/>
        </table:table-row>
        <table:table-row table:style-name="ro2">
          <table:table-cell table:style-name="ce1" office:value-type="string">
            <text:p>JP1</text:p>
          </table:table-cell>
          <table:table-cell table:style-name="ce1"/>
          <table:table-cell table:style-name="ce1" office:value-type="string">
            <text:p>1X02</text:p>
          </table:table-cell>
          <table:table-cell table:style-name="ce1" office:value-type="string">
            <text:p>(0.063 0.45)</text:p>
          </table:table-cell>
          <table:table-cell table:style-name="ce1" office:value-type="string">
            <text:p>R90</text:p>
          </table:table-cell>
          <table:table-cell table:style-name="ce1" office:value-type="string">
            <text:p>Digikey</text:p>
          </table:table-cell>
          <table:table-cell table:style-name="ce1"/>
          <table:table-cell/>
        </table:table-row>
        <table:table-row table:style-name="ro2">
          <table:table-cell table:style-name="ce1" office:value-type="string">
            <text:p>JTAG</text:p>
          </table:table-cell>
          <table:table-cell table:style-name="ce1"/>
          <table:table-cell table:style-name="ce1" office:value-type="string">
            <text:p>MA04-2</text:p>
          </table:table-cell>
          <table:table-cell table:style-name="ce1" office:value-type="string">
            <text:p>(0.75 0.8)</text:p>
          </table:table-cell>
          <table:table-cell table:style-name="ce1" office:value-type="string">
            <text:p>R90</text:p>
          </table:table-cell>
          <table:table-cell table:style-name="ce1" office:value-type="string">
            <text:p>Digikey</text:p>
          </table:table-cell>
          <table:table-cell table:style-name="ce1"/>
          <table:table-cell/>
        </table:table-row>
        <table:table-row table:style-name="ro2">
          <table:table-cell office:value-type="string">
            <text:p>LIPO</text:p>
          </table:table-cell>
          <table:table-cell office:value-type="string">
            <text:p>LiPo</text:p>
          </table:table-cell>
          <table:table-cell office:value-type="string">
            <text:p>S2B-PH</text:p>
          </table:table-cell>
          <table:table-cell office:value-type="string">
            <text:p>(0.15 1.5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455-1749-1-ND </text:p>
          </table:table-cell>
          <table:table-cell/>
        </table:table-row>
        <table:table-row table:style-name="ro2">
          <table:table-cell office:value-type="string">
            <text:p>OSC</text:p>
          </table:table-cell>
          <table:table-cell office:value-type="string">
            <text:p>8MHz</text:p>
          </table:table-cell>
          <table:table-cell office:value-type="string">
            <text:p>CRYSTAL-SMD-5X3</text:p>
          </table:table-cell>
          <table:table-cell office:value-type="string">
            <text:p>(1.125 0.338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535-9721-1-ND </text:p>
          </table:table-cell>
          <table:table-cell/>
        </table:table-row>
        <table:table-row table:style-name="ro2">
          <table:table-cell table:style-name="ce1" office:value-type="string">
            <text:p>PWR</text:p>
          </table:table-cell>
          <table:table-cell table:style-name="ce1"/>
          <table:table-cell table:style-name="ce1" office:value-type="string">
            <text:p>MA04-2</text:p>
          </table:table-cell>
          <table:table-cell table:style-name="ce1" office:value-type="string">
            <text:p>(0.65 1.275)</text:p>
          </table:table-cell>
          <table:table-cell table:style-name="ce1" office:value-type="string">
            <text:p>R270</text:p>
          </table:table-cell>
          <table:table-cell table:style-name="ce1" office:value-type="string">
            <text:p>Digikey</text:p>
          </table:table-cell>
          <table:table-cell table:style-name="ce1"/>
          <table:table-cell/>
        </table:table-row>
        <table:table-row table:style-name="ro2">
          <table:table-cell office:value-type="string">
            <text:p>Q2</text:p>
          </table:table-cell>
          <table:table-cell/>
          <table:table-cell office:value-type="string">
            <text:p>SOT23</text:p>
          </table:table-cell>
          <table:table-cell office:value-type="string">
            <text:p>(0.555 0.92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BC817K-25E6327INCT-ND 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/>
          <table:table-cell office:value-type="string">
            <text:p>SOT23</text:p>
          </table:table-cell>
          <table:table-cell office:value-type="string">
            <text:p>(0.555 0.76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BC817K-25E6327INCT-ND 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1.73 1.41)</text:p>
          </table:table-cell>
          <table:table-cell office:value-type="string">
            <text:p>R27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string">
            <text:p>(1.655 1.49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311-10KJRCT-ND 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1.8 1.41)</text:p>
          </table:table-cell>
          <table:table-cell office:value-type="string">
            <text:p>R27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545 0.08)</text:p>
          </table:table-cell>
          <table:table-cell office:value-type="string">
            <text:p>R27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5 1.66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string">
            <text:p>(0.432 0.91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5KJCT-ND 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36k</text:p>
          </table:table-cell>
          <table:table-cell office:value-type="string">
            <text:p>C0402</text:p>
          </table:table-cell>
          <table:table-cell office:value-type="string">
            <text:p>(0.432 0.86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311-36.0KLRCT-ND 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string">
            <text:p>(0.432 0.81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311-10KJRCT-ND 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7k</text:p>
          </table:table-cell>
          <table:table-cell office:value-type="string">
            <text:p>C0402</text:p>
          </table:table-cell>
          <table:table-cell office:value-type="string">
            <text:p>(0.432 0.76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311-47.0KLRCT-ND 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432 0.71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table:style-name="ce2" office:value-type="float" office:value="22">
            <text:p>22</text:p>
          </table:table-cell>
          <table:table-cell office:value-type="string">
            <text:p>C0402</text:p>
          </table:table-cell>
          <table:table-cell office:value-type="string">
            <text:p>(0.432 1.06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311-22.0LRCT-ND 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table:style-name="ce2" office:value-type="float" office:value="22">
            <text:p>22</text:p>
          </table:table-cell>
          <table:table-cell office:value-type="string">
            <text:p>C0402</text:p>
          </table:table-cell>
          <table:table-cell office:value-type="string">
            <text:p>(0.432 1.01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311-22.0LRCT-ND 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string">
            <text:p>(0.432 1.16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5KJCT-ND 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.5k</text:p>
          </table:table-cell>
          <table:table-cell office:value-type="string">
            <text:p>C0402</text:p>
          </table:table-cell>
          <table:table-cell office:value-type="string">
            <text:p>(0.432 1.211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P1.5KJCT-ND 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155 1.855)</text:p>
          </table:table-cell>
          <table:table-cell office:value-type="string">
            <text:p>R18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5 1.56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C0402</text:p>
          </table:table-cell>
          <table:table-cell office:value-type="string">
            <text:p>(0.5 1.6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P1.0KJCT-ND </text:p>
          </table:table-cell>
          <table:table-cell/>
        </table:table-row>
        <table:table-row table:style-name="ro2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string">
            <text:p>(0.5 1.51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311-10KJRCT-ND 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C0402</text:p>
          </table:table-cell>
          <table:table-cell office:value-type="string">
            <text:p>(0.5 1.46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311-10KJRCT-ND </text:p>
          </table:table-cell>
          <table:table-cell/>
        </table:table-row>
        <table:table-row table:style-name="ro2">
          <table:table-cell office:value-type="string">
            <text:p>RESET</text:p>
          </table:table-cell>
          <table:table-cell/>
          <table:table-cell office:value-type="string">
            <text:p>PUSHBUTTON-KMR241GLFS</text:p>
          </table:table-cell>
          <table:table-cell office:value-type="string">
            <text:p>(0.4 0.08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401-1426-1-ND </text:p>
          </table:table-cell>
          <table:table-cell/>
        </table:table-row>
        <table:table-row table:style-name="ro2">
          <table:table-cell office:value-type="string">
            <text:p>UC1</text:p>
          </table:table-cell>
          <table:table-cell office:value-type="string">
            <text:p>STM32F103</text:p>
          </table:table-cell>
          <table:table-cell office:value-type="string">
            <text:p>TQFP-10X10-64</text:p>
          </table:table-cell>
          <table:table-cell office:value-type="string">
            <text:p>(1.261 0.783)</text:p>
          </table:table-cell>
          <table:table-cell office:value-type="string">
            <text:p>R90</text:p>
          </table:table-cell>
          <table:table-cell office:value-type="string">
            <text:p>Digikey</text:p>
          </table:table-cell>
          <table:table-cell office:value-type="string">
            <text:p>497-6066-ND </text:p>
          </table:table-cell>
          <table:table-cell/>
        </table:table-row>
        <table:table-row table:style-name="ro2">
          <table:table-cell office:value-type="string">
            <text:p>X1</text:p>
          </table:table-cell>
          <table:table-cell office:value-type="string">
            <text:p>USBSMD</text:p>
          </table:table-cell>
          <table:table-cell office:value-type="string">
            <text:p>USB-MINIB</text:p>
          </table:table-cell>
          <table:table-cell office:value-type="string">
            <text:p>(0.2 1.02)</text:p>
          </table:table-cell>
          <table:table-cell office:value-type="string">
            <text:p>R0</text:p>
          </table:table-cell>
          <table:table-cell office:value-type="string">
            <text:p>Digikey</text:p>
          </table:table-cell>
          <table:table-cell office:value-type="string">
            <text:p>670-1190-1-ND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03/23/2010</text:date>, <text:time>14:5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ssica Barber</meta:initial-creator>
    <meta:creation-date>2010-03-23T11:03:06</meta:creation-date>
    <dc:date>2010-03-23T14:59:38</dc:date>
    <dc:creator>Jessica Barber</dc:creator>
    <meta:editing-duration>PT03H56M33S</meta:editing-duration>
    <meta:editing-cycles>7</meta:editing-cycles>
    <meta:generator>OpenOffice.org/3.1$Unix OpenOffice.org_project/310m11$Build-9399</meta:generator>
    <meta:document-statistic meta:table-count="3" meta:cell-count="394" meta:object-count="0"/>
  </office:meta>
</office:document-meta>
</file>